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5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6" style:family="paragraph" style:parent-style-name="Standard">
      <style:text-properties officeooo:rsid="002a5d03" officeooo:paragraph-rsid="002a5d03"/>
    </style:style>
    <style:style style:name="P7" style:family="paragraph" style:parent-style-name="Text_20_body">
      <style:text-properties fo:font-weight="normal" officeooo:rsid="002a5d03" officeooo:paragraph-rsid="002a5d03" style:font-weight-asian="normal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10" style:family="paragraph">
      <style:text-properties style:font-name="Liberation Sans" fo:font-size="1pt"/>
    </style:style>
    <style:style style:name="P11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officeooo:rsid="002a5d0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b9428"/>
    </style:style>
    <style:style style:name="T6" style:family="text">
      <style:text-properties style:font-name="Liberation Sans" fo:font-size="1pt"/>
    </style:style>
    <style:style style:name="gr1" style:family="graphic">
      <style:graphic-properties draw:stroke="none" draw:fill="solid" draw:fill-color="#c0c0c0" draw:opacity="50%" draw:auto-grow-height="false" draw:auto-grow-width="false" fo:min-height="8.54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9.042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5.726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9.544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4"><text:file-name text:display="name">carta</text:file-name></text:p>
      <text:p text:style-name="P5">Marcos Miquel – <text:span text:style-name="T5">Manuel Martínez</text:span></text:p>
      <text:p text:style-name="P2"/>
      <text:p text:style-name="P1"/>
      <text:p text:style-name="P6">Carta de respuesta:<text:line-break/></text:p>
      <text:p text:style-name="P7">Hola Darío,</text:p>
      <text:p text:style-name="Text_20_body"><text:span text:style-name="T4">Te adjunto el documento con el análisis de las tres opciones de ERP-CRM que me pediste (</text:span><text:span text:style-name="Strong_20_Emphasis"><text:span text:style-name="T4">Odoo, Openbravo y Adempiere</text:span></text:span><text:span text:style-name="T4">). En él encontrarás una breve introducción a los sistemas ERP y CRM, los puntos más importantes que debe cubrir la empresa, las tablas comparativas de cada solución, así como los pros y contras de cada una.</text:span></text:p>
      <text:p text:style-name="P8">También te adjunto una pequeña presentación que he preparado para defender el trabajo en una exposición de unos 5-10 minutos.</text:p>
      <text:p text:style-name="Text_20_body"><text:span text:style-name="T4">Después de la comparación, la opción que considero más recomendable para la empresa es </text:span><text:span text:style-name="Strong_20_Emphasis"><text:span text:style-name="T4">Odoo</text:span></text:span><text:span text:style-name="T4">, ya que es la más completa, moderna y escalable.</text:span></text:p>
      <text:p text:style-name="P8">Quedo a tu disposición para cualquier comentario o corrección.</text:p>
      <text:p text:style-name="P8">Un saludo,<text:line-break/><text:span text:style-name="T3">Marcos Miquel Y Manuel Martínez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text-properties style:font-name="Liberation Sans" fo:font-size="1pt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T1" style:family="text">
      <style:text-properties style:font-name="Liberation Sans" fo:font-size="1pt"/>
    </style:style>
    <style:style style:name="MT2" style:family="text">
      <style:text-properties officeooo:rsid="002021e3"/>
    </style:style>
    <style:style style:name="MT3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54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9.544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5.726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042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9" draw:name="PowerPlusWaterMarkObject 1" draw:style-name="Mgr1" draw:text-style-name="MP2" svg:width="16.999cm" svg:height="8.54cm" draw:transform="rotate (0.785398163397448) translate (-0.631472222222222cm 14.9877638888889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text:tab/><text:file-name text:display="name">carta</text:file-name></text:p>
      </style:header>
      <style:header-first>
        <text:p text:style-name="Header"><draw:custom-shape text:anchor-type="char" draw:z-index="10" draw:name="PowerPlusWaterMarkObject 2" draw:style-name="Mgr1" draw:text-style-name="MP2" svg:width="16.999cm" svg:height="8.54cm" draw:transform="rotate (0.785398163397448) translate (-0.631472222222222cm 14.9879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text:tab/><text:file-name text:display="name">carta</text:file-name></text:p>
      </style:header-first>
      <style:footer>
        <text:p text:style-name="Footer"><text:tab/><text:span text:style-name="MT2">Pag. </text:span><text:page-number text:select-page="current">0</text:page-number></text:p>
      </style:footer>
      <style:footer-first>
        <text:p text:style-name="Footer"><text:tab/><text:span text:style-name="MT3">Pag. </text:span><text:span text:style-name="MT3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0" draw:name="PowerPlusWaterMarkObject" draw:style-name="Mgr2" draw:text-style-name="MP2" svg:width="19cm" svg:height="9.543cm" draw:transform="rotate (0.785398163397448) translate (-0.703791666666667cm 16.8284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1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2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3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4" draw:name="PowerPlusWaterMarkObject" draw:style-name="Mgr3" draw:text-style-name="MP2" svg:width="11.399cm" svg:height="5.725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5" draw:name="PowerPlusWaterMarkObject" draw:style-name="Mgr4" draw:text-style-name="MP2" svg:width="17.999cm" svg:height="9.041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6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7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8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10-03T12:52:07.421731331</dc:date>
    <meta:editing-duration>PT56M48S</meta:editing-duration>
    <meta:editing-cycles>8</meta:editing-cycles>
    <meta:generator>LibreOffice/7.5.6.2$Linux_X86_64 LibreOffice_project/50$Build-2</meta:generator>
    <meta:document-statistic meta:table-count="0" meta:image-count="0" meta:object-count="0" meta:page-count="2" meta:paragraph-count="13" meta:word-count="132" meta:character-count="784" meta:non-whitespace-character-count="659"/>
  </office:meta>
</office:document-meta>
</file>